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text:p text:style-name="P1">Son petit numéro de pickpocket eut exactement l'effet escompté. Lutzi fut estomaquée, furieuse et sans doute un peu vexée que le garçon lui subtilise son porte-clef sans qu'elle ne s'en rende compte, et après une féroce bataille parvint à récupérer son bien sous les rires francs d'Erland et le regard captivé de la foule. Peut-être ce dernier devrait-il d'ailleurs se reconvertir en stand up vu le succès de leur performance qui semblait bien plus divertissante que sa propre prestation aux yeux de l'assistance. Le magicien fut agréablement surpris d'entendre la comédienne aller dans son sens à propos de son aversion pour la magie. C'était un avis assez marginal après tout, et même s'il exagérait outrageusement et volontairement son point de vue, allant jusqu'à blasphémer, son histoire et son expérience personnelle y glissaient un fond de sincère amertume.</text:p>
      <text:p text:style-name="Standard"/>
      <text:p text:style-name="Standard">Lutzi répondit alors à sa question, lui racontant de quelle manière elle avait acquis son propre théâtre à un si jeune âge. L'ancien noble écouta avec attention son histoire pour le moins originale et -il fallait l'admettre- relativement touchante, trempant de temps à autre les lèvres dans sa bière tandis que son regard doré était rivé sur la jeune femme. Ses sourcils s'arquèrent à quelques reprises en signe d'étonnement et il agrémenta le récit de quelques « ah ouais ? », mais il s'abstint de faire le moindre commentaire. Il ne savait trop quoi en penser. Ainsi, Lutzi avait elle aussi eut une période « difficile »... Instantanément, Erland fut pris d'un élan de sympathie à l'égard de celle-ci, ne sachant que trop bien ce que c'était que galérer.</text:p>
      <text:p text:style-name="Standard"/>
      <text:p text:style-name="Standard">-J'avoue c'est dingue. Bon ça va, je pense qu'on peut dire que tu rentres dans la catégorie des « travailleuses acharnées qui ont du mérite » eheh</text:p>
      <text:p text:style-name="Standard"/>
      <text:p text:style-name="Standard">Le magicien lui sourit avec franchise -l'une des premières fois depuis le début de leur soirée improvisée- tout en buvant une nouvelle gorgée. Il se félicita intérieurement d'avoir eu l'idée du petit jeu des questions-réponses. En une question chacun, le garçon ressentait déjà comme si un lien s'était tissé entre eux. Enfin, Lutzi n'en savait sûrement rien, mais lui se sentait étrangement plus proche -alors même qu'ils ne se connaissaient que depuis quelques minutes- maintenant qu'il connaissait son histoire. La pensée ironique que c'était la comédienne qui était en train de le séduire [i]lui[/i] et non l'inverse comme il s'était donné comme mission un instant plus tôt lui arracha un nouveau petit rire, mais il garda évidemment cette réflexion pour lui. Ce fut au tour de Lutzi de poser une question au jeune homme, lui demandant d'où il connaissait le majordome qui lui avait appris la prestidigitation. Ce dernier réfléchit quelques secondes avant de lui adresser un sourire taquin et un clin d’œil complice.</text:p>
      <text:p text:style-name="Standard"/>
      <text:p text:style-name="Standard">-Jocker.</text:p>
      <text:p text:style-name="Standard"/>
      <text:p text:style-name="Standard">Après quoi Erland porta sa choppe à ses lèvres et la finit d'une traite, comme le voulait la règle du jeu. Il avait hésité à répondre, mais ne voyait pas de moyen simple d'éviter d'avoir à raconter toute son histoire après ça. L'homme à tout faire n'avait vraiment pas envie de devoir expliquer comment il avait été mis à la rue. S'il y avait une chose qu'il voulait éviter à tout prix, c'était bien qu'on le prenne en pitié. Et puis, s'il parvenait à conserver un peu de mystère à son sujet, cela pourrait peut-être intriguer Lutzi et donc l'amener à essayer de le revoir, le rapprochant un peu plus du théâtre. Le garçon aux cheveux argentés commanda une nouvelle pinte à un serveur qui passait dans le coin puis reporta son attention sur la comédienne.</text:p>
      <text:p text:style-name="Standard"/>
      <text:p text:style-name="Standard">-Ok, j'avoue, ma pinte était à moitié vide... Du coup je t'accorde un petit indice. Mais après, plus d'autres questions là dessus, ok ? Alors... On va dire qu'il « travaillait pour moi ».</text:p>
      <text:p text:style-name="Standard"/>
      <text:p text:style-name="Standard">A ce rythme, l'ancien noble allait être saoul rapidement. Mais après tout, n'était-ce pas là le but ?</text:p>
      <text:p text:style-name="P1">Voilà une mission qui changeait. Exit les après-midi ménage, les intimidations et les chasses au smilodon au péril de sa vie. Cette fois-ci, Erland avait accepté un boulot qui n'avait rien à voir avec la routine habituelle. Un rôle de comédien, rien que ça. En fervent adepte de théâtralité, le magicien avait sauté sur l'occasion lorsqu'il était tombé sur la petite annonce. Et en fervent adepte de mystère, il avait été encore plus ravi de découvrir les modalités du contrat ; pièce inconnue, partenaire inconnu. Boum. Voilà de quoi attiser salement la curiosité d'un accroc à la grandiloquence. Alors il avait postulé sans se poser de question.</text:p>
      <text:p text:style-name="Standard"/>
      <text:p text:style-name="Standard">En dehors de ses spectacles de magie, Erland n'avait pas vraiment d'expérience de comédien. Mais apparemment tout le monde n'était pas aussi fan du flou qui entourait le job que lui et le nombre de prétendants s'en était ressenti. Ainsi, le garçon avait somehow décroché le rôle, le commanditaire ayant visiblement apprécié sa personnalité exubérante. Comme convenu, il n'avait cependant reçu aucune nouvelle information à propos de l’œuvre ou de son ou sa partenaire. Tout ce qu'on lui donna fut l'adresse d'un restaurant et la consigne de s'y rendre le soir même, une réservation ayant été faite. De plus en plus intrigant. Les objectifs du vieil homme qui venait de l'embaucher subissaient donc toujours la loi du silence... Eh bien qu'à ce la ne tienne. Erland n'en avait pour ainsi pas grand chose à faire. Tout ce qui l'intéressait c'était découvrir son binôme et la pièce.</text:p>
      <text:p text:style-name="Standard"/>
      <text:p text:style-name="Standard">Le jeune homme passa le reste de la journée à tourner en rond, bouillonnant d'impatience. Il s'imagina plusieurs scénarios plus rocambolesques les uns que les autres. Tout ce que le garçon à la chevelure argentée savait c'était qu'il devrait jouer pour la population d'un petit village. Il était dans le noir total pour tout le reste. Le soir venu, Erland se prépara sommairement -ce qui consistait globalement à mettre une chemise propre- et se rendit à l'adresse qu'on lui avait indiquée. Le reste de sa tenue était peu ou prou la même chose que d'habitude ; son chapeau de magicien, une longue cape et la canne-épée dont il ne se départait jamais. Arrivé à destination, il poussa la porte du restaurant. Une serveuse vint l'accueillir.</text:p>
      <text:p text:style-name="Standard"/>
      <text:p text:style-name="Standard">-Bonsoir, j'ai une réservation au nom de... Claorah.</text:p>
      <text:p text:style-name="Standard"/>
      <text:p text:style-name="Standard">-Oui bien sûr, veuillez me suivre. Votre compagne est déjà là.</text:p>
      <text:p text:style-name="Standard"/>
      <text:p text:style-name="Standard">Sa... compagne ? Un vague sourire amusé se mit à flotter sur les lèvres de l'ancien noble tandis qu'il emboîtait le pas de la serveuse. Ainsi c'était une femme. Déjà un bon point. Son regard se perdit sur les moulures fines de l'endroit, et il eut une petite moue impressionnée. Au moins, son employeur ne s'était pas moqué de lui. C'était plutôt la grande classe ce resto. Bien plus qu'il ne pourrait s'offrir d'ailleurs. Il fallait espérer que la note serait réglée pour eux... Ils arrivèrent à sa table et la serveuse se retira. Il allait enfin découvrir le visage de celle avec qui il allait jouer une pièce. La jeune femme déjà assise à table se tourna dans sa direction. Alors qu'est-ce que...</text:p>
      <text:p text:style-name="Standard"/>
      <text:p text:style-name="Standard">-Mais non.</text:p>
      <text:p text:style-name="Standard"/>
      <text:p text:style-name="Standard">Le visage d'Erland se figea dans une expression où la surprise le disputait à l'hilarité, et il dut faire un effort particulièrement intense pour se retenir d'éclater de rire. Lutzi. Évidemment. Après tout, elle était comédienne. Mais bon, la coïncidence restait troublante. Une fois la surprise passée et un semblant de contrôle retrouvé, le garçon se saisit de la chaise en face d'elle et s'assit. Il resta encore un moment silencieux, ses yeux dorés scrutant la jeune femme avec intensité. Celle-ci s'était mise sur son trente-et-un, et cela faisait son petit effet sur Erland, qui était habitué à la voir en baroudeuse accoudée à un comptoir.</text:p>
      <text:p text:style-name="Standard"/>
      <text:p text:style-name="Standard">-Eh ben ça alors... Ma chère Lutzi. Je te voyais plus bière à l'auberge que petits fours au restaurant gastro, vois-tu ?</text:p>
      <text:p text:style-name="P1">L'espace d'un instant, Erland se demanda si Lutzi était derrière ce contrat débile, si ce n'était qu'une blague d'un goût discutable. Auquel cas soit il n'y avait pas du tout de pièce, soit elle cherchait à le ridiculiser sur scène d'une manière ou d'une autre. Aucun de ces deux options n'était vraiment alléchante aux yeux du magicien, qui après ce petit instant de frayeur fut rassuré de constater que la surprise se dépeignait également sur le visage de la comédienne. Alors soit elle n'était pas plus au courant que lui, soit c'était vraiment une très bonne actrice. Et dans ce cas -pas si improbable étant donné son métier- le garçon aurait alors plutôt de la chance de bosser avec elle.</text:p>
      <text:p text:style-name="Standard"/>
      <text:p text:style-name="Standard">A peine s'était-il assis que la jeune femme lui répondait du tac au tac, taclant sans pitié son activité de prestidigitateur. Le sourire d'Erland s'élargit. C'était de bonne guerre. Et puis, elle n'avait pas tort sur le second point. Un simple coup d’œil autour de lui suffit à l'ancien noble pour constater qu'il jurait un peu dans le décor. Tout le monde -son rencard surprise compris- portait des habits de soirée. Sauf lui. Pendant une fraction de seconde, il se sentit empreint d'une pointe de gêne. Gêne qui disparut cependant bien vite. Ce n'était pas la première fois qu'il se tapait l'affiche. L'important c'était de corriger le tir discrètement. Le garçon retira son chapeau, dégrafa sa cape ainsi que son gilet miteux avant de les poser sur le dos de sa chaise. Il s'attela ensuite à remonter les manches de sa chemise -seul élément relativement présentable de son accoutrement. Et « voilà », casu-chic. Bon, c'était pas encore le costume trois pièces, mais il se fondait déjà un peu plus dans l'ambiance.</text:p>
      <text:p text:style-name="Standard"/>
      <text:p text:style-name="Standard">-Mieux comme ça ? Je dois admettre que tu es très... guindée.</text:p>
      <text:p text:style-name="Standard"/>
      <text:p text:style-name="Standard">« Guidée »... Voilà tout ce que Lutzi obtiendrait comme « compliment » de la part du garçon aux cheveux argentés. Si ce dernier trouvait que ses apprêts la mettait particulièrement en valeur et si dans certaines circonstances -disons alcoolisé dans un endroit qui lui était plus familier- il pouvait être un fieffé dragueur, il en allait différemment dans une situation comme celle-ci. Un sourire malicieux se forma sur ses lèvres, comme s'il s'agissait d'une de leurs taquineries habituelles, mais en vérité Erland n'osait pas avouer qu'il la trouvait belle ainsi apprêtée et se cachait derrière l'humour. Dans la foulée, le magicien tendit alors sans prévenir son bras vers le visage de sa partenaire du jour. Ses doigts frôlèrent sa joue au passage pour se glisser derrière son oreille. Lorsqu'il retira sa main, il tenait entre le pouce et l'index une fleur de rose qu'il tendit à la comédienne avec un air faussement charmeur.</text:p>
      <text:p text:style-name="Standard"/>
      <text:p text:style-name="Standard">-Voilà pour le romantisme et les « petits tours ridicules »... Qu'en dis-tu ? Ses sourcils se froncèrent alors comme s'il venait d'avoir une révélation déplaisante. Attends... Comment ça, « romantique » ? On est pas censés jouer une pièce ensemble ?</text:p>
      <text:p text:style-name="P1">La rose fit son petit effet. Il était très commode d'avoir toujours des tours de passe-passe en réserver pour se dépêtrer de ce genre de situation. Sa tendance à se foutre de tout et, il fallait l'admettre, sa grande gueule avaient amené le magicien à avoir l'habitude de devoir s'en sortir avec une pirouette, et il était passé maître en la matière. Lutzi sembla apprécier son rattrapage. Elle huma son petit cadeau avant d'en orner son verre. Bon, c'était déjà ça de sauver. L'air de rien, Erland savait se faire subtile dans certaines situations. Mais cela ne réglait pas la question de ce que la comédienne avait voulu dire par « romantique ».</text:p>
      <text:p text:style-name="Standard"/>
      <text:p text:style-name="Standard">Celle-ci se mit à agir très étrangement après que le garçon eut manifesté sa surprise à ce sujet, s'accoudant à la table et lui décochant un regard cajoleur tout en se penchant ostensiblement dans sa direction, ce qui provoqua instantanément une bouffée de chaleur dans tout le corps d'Erland dont les yeux fuirent un instant ceux de la jeune femme, vérifiant au passage aux tables alentour que personne ne s'intéressait de trop près à leur conversation. Après réflexion, peut-être que la rose n'était pas une si bonne idée que ça... Lutzi avait l'air d'avoir pris le tour comme des avances. Ou alors elle se moquait encore de lui. Connaissant le caractère de la comédienne, c'était fort possible. Les sourcils du magicien se froncèrent.</text:p>
      <text:p text:style-name="Standard"/>
      <text:p text:style-name="Standard">-Une... idylle ? Mais qu'est-ce que tu me...</text:p>
      <text:p text:style-name="Standard"/>
      <text:p text:style-name="Standard">Il n'eut pas le temps d'achever sa question que déjà la main de Lutzi se détachait pour se diriger doucement vers la sienne, et les yeux d'Erland passèrent de froncés à écarquillés en moins de temps qu'il ne faut pour le dire. Ah mais elle était sérieuse ?! Ses doigts effleurèrent le dos de la main de ce dernier qui fut parcouru d'un irrépressible frisson ? Heureusement pour lui, un serveur arriva à leur table pour prendre leur commande, interrompant le contact avant que son trouble ne soit trop visible physiquement. Lutzi éclata alors d'un rire moqueur, s'attirant un regard de jugement du jeune homme qui la gratifia même d'une moue blasée d'un air de dire «ah ouais, très drôle... ».</text:p>
      <text:p text:style-name="Standard"/>
      <text:p text:style-name="Standard">Suite à cette bonne tranche de franche rigolade, La jeune femme fit glisser dans sa direction un ouvrage un peu usé. La couverture titrait en gros « Romane et Julien ». Oh. Voilà donc ce que le comédien du dimanche et sa partenaire d'un soir allaient devoir jouer. Comme tout le monde, Erland connaissait ce classique. Comme... Un peu moins de monde, sans doute, il l'avait même lu plus jeune -ah, les privilèges d'une éducation dans la Haute...- Une histoire certes romantique, mais surtout tragique à propos d'un amour impossible, bla bla bla... Exactement ce qu'il adorait. Sa moue devint un peu plus irritée, et son nez se fronça en une grimace de contrariété. </text:p>
      <text:p text:style-name="Standard"/>
      <text:p text:style-name="Standard">-Oh. Donc c'est... Hum. La pièce est imposée ? Genre y a pas moyen de moyenner ? Parce que bon, les niaiseries c'est pas [i]vraiment[/i] mon genre, tu vois ?</text:p>
      <text:p text:style-name="Standard"/>
      <text:p text:style-name="Standard">Erland protestait plus pour la forme qu'autre chose. Il n'avait que très peu d'espoir d'obtenir gain de cause. Mais il fallait admettre que aussi sympathique qu'elle était à ses yeux, la perspective de passer les semaines à venir à répéter une pièce romantique avec Lutzi ne l'enchantait pas des masses. Tu parles d'une idylle...</text:p>
      <text:p text:style-name="P1">L'effet qu'eut sa (non) réponse sur Lutzi fut un régal pour les yeux. Erland se délecta de la voir digérer son indice et en tirer les conclusions qu'elle voulait. Avec un peu d'imagination, on pouvait presque voir les idées fuser à toute allure dans son cerveau. Elle resta ainsi silencieuse plusieurs secondes, envisageant probablement nombre de scénarios, peut-être certains des plus invraisemblables, sous le regard amusé du garçon qui en profita pour boire une gorgée de sa nouvelle bière fraîchement posée sur la table par le serveur. Finalement, la jeune femme le gratifia de la conclusion à laquelle elle était arrivée. Étonnamment, celle-ci était particulièrement proche de la réalité. Mais il n'allait pas lui rendre la tâche aussi simple.</text:p>
      <text:p text:style-name="Standard"/>
      <text:p text:style-name="Standard">Vu le peu de renseignements qu'elle avait sur lui, il était assez improbable que la supposition qu'elle venait d'émettre soit le fruit d'un raisonnement tangible et purement logique. Alors c'était probablement du bluff. Elle cherchait sûrement à lui soutirer des informations d'une manière ou d'une autre -qu'il se trahisse par sa réaction, sa gestuelle ou ses paroles. Le magicien devait au moins lui accorder que c'était malin. Et audacieux. Mais également un peu trop prévisible. Il lâcha un petit rire et conserva son sourire amusé, dissimulant à merveille son petit jeu. Quoi de plus normal après tout pour un prestidigitateur de haute voltige ?</text:p>
      <text:p text:style-name="Standard"/>
      <text:p text:style-name="Standard">-Et vous, madame la comédienne, vous disposez d'une imagination débordante. Ai-je vraiment la tête d'un noble à vos yeux ?</text:p>
      <text:p text:style-name="Standard"/>
      <text:p text:style-name="Standard">Là, Lutzi devait admettre qu'il marquait un point. Avec son costume miteux de magicien, Erland n'avait pas vraiment la tronche de l'emploi. Des années passées dans la rue à gagner sa croûte comme il le pouvait lui avait fait perdre la prestance avec laquelle on lui avait appris à se tenir. Des années à fréquenter Astrid l'avaient rendu vulgaire et trivial. Des années à perdre peu à peu l'intérêt de l'étiquette et à se voir mépriser par ces mêmes nobles l'avaient <text:s/>rendu irrespectueux et impertinent. Non, décidément rien ne pouvait le relier à ce monde si particulier de la Haute Société. Il serait probablement encore capable de se fondre dans la masse des nobles si le besoin s'en faisait ressentir -une éducation entière, ça ne se perd pas comme ça- mais n'avait plus rien à voir avec l'enfant qu'il avait été par le passé.</text:p>
      <text:p text:style-name="Standard"/>
      <text:p text:style-name="Standard">Erland n'avait pas nié explicitement les allégations de Lutzi. Et ainsi, il n'avait toujours pas menti -respectant les règles du jeu. Le garçon avait simplement contre-bluffé, misant sur l'improbabilité de son histoire pour que la demoiselle aux cheveux noirs se persuade seule qu'elle se trompait. Mais il ne fallait pas oublier que cette dernière semblait éprouver un intérêt tout particulier pour son passé, aussi elle risquait de revenir à la charge dans la soirée. Il ferait mieux de détourner son attention. Le jeu allait sans doute s'en trouver écourté. En attendant...</text:p>
      <text:p text:style-name="Standard"/>
      <text:p text:style-name="Standard">-Allez, à moi ! Tu connais des célébrités ? Genre Léonard de Câpres ? Tu sais que j'ai eu une aventure avec une star ?</text:p>
      <text:p text:style-name="Standard"/>
      <text:p text:style-name="Standard">Ah bah s'il se mettait déjà à raconter sa vie sans qu'on lui pose de questions, qu'est-ce que ça allait être à la fin de cette pinte ? Ou pire, de celle d'après...</text:p>
      <text:p text:style-name="P1">Évidemment, ses craintes étaient avérées. Comme il le soupçonnait, on ne lui laissait pas le choix de la pièce. Cela n'enchantait guère le magicien, mais il se souvint que le mystère et les inconnues du job étaient ce qui l'avait intrigué au départ. Alors s'il fallait jouer [i]Romane &amp; Julien[/i] avec une compagne de beuverie, qu'à cela ne tienne. Erland haussa les épaules d'un air résigné avant de reprendre en posant un regard un peu perdu dans le vague sur l'exemplaire de la pièce qui gisait devant lui.</text:p>
      <text:p text:style-name="Standard"/>
      <text:p text:style-name="Standard">-Pour la désinhibition, il suffirait qu'on prenne un ou deux coups avant eheh. Pour le reste... Eh bien je vais faire de mon mieux. N'oublie pas que créer l'illusion, c'est mon métier.</text:p>
      <text:p text:style-name="Standard"/>
      <text:p text:style-name="Standard">Il lui adressa un sourire complice avant de se tourner à son tour vers le serveur pour lui indiquer sa propre commande -un assortiment de légumes de saison- et prendre également une bouteille de vin pour accompagner le déjeuner. Après une entrée en matière plutôt rocambolesque, la conversation avait pris une tournure bien plus solennelle. Lutzi semblait prendre ce boulot avec un sérieux professionnel tout à son honneur. Et c'était bien normal. Elle avait déjà commencé à travailler sur des notes pour la mise en scène et les arrangements possibles. Le serveur revint avec le vin commandé et, après les avoir servis tous les deux Erland leva son verre en direction de son acolyte du jour pour trinquer.</text:p>
      <text:p text:style-name="Standard"/>
      <text:p text:style-name="Standard">-Je te fais confiance pour les choix artistiques. Ca va nous faire du taf, tout ça. J'espère que tu as un stock de bières dans ton théâtre !</text:p>
      <text:p text:style-name="Standard"/>
      <text:p text:style-name="Standard">Malgré ses tendances à la provocation et son attrait pour la taquinerie, l'ancien noble avait envie de s'investir aussi. L'implication de Lutzi donnait envie de l'aider. Et puis bon, malgré tout ce qu'on pouvait dire, Erland aimait le travail bien fait, donc c'était la moindre des choses qu'il se donne un peu de mal. Sans oublier qu'il avait toujours le but inavoué de réussir à négocier un -ou plusieurs- one man show dans le théâtre de Lutzi dans un coin de sa tête. Et faire une bonne impression auprès d'elle ne pouvait qu'augmenter ses chances d'atteindre cet objectif. Comme il venait de le dire, Erland laissait carte blanche à la comédienne pour la direction artistique. C'était la décision la plus sensée à prendre, même s'il n'appréciait pas particulièrement être mené à la baguette. </text:p>
      <text:p text:style-name="Standard"/>
      <text:p text:style-name="Standard">-Bon. Sinon, tu as refait un petit tour en cellule depuis notre dernière escapade ?</text:p>
      <text:p text:style-name="Standard"/>
      <text:p text:style-name="Standard">L'objectif de cette entrevue -découvrir la pièce et « rencontrer » sa partenaire- avait été atteint aux yeux du garçon, qui ne voyait pas de raison vraiment valable de continuer cette conversation au restaurant. Après tout, comme l'avait si bien fait remarquer Lutzi, ils allaient passer des jours à travailler ensemble, ils auraient tout le temps de peaufiner les détails à ce moment-là. Alors autant profiter du repas et reprendre une discussion normale -c’est-à-dire basée sur des moqueries et de la provocation.</text:p>
      <text:p text:style-name="Standard"/>
      <text:p text:style-name="Standard">Le reste du rendez-vous se déroula donc dans la joie et la bonne humeur, et après avoir mangé copieusement les deux compères se donnèrent à nouveau rendez-vous le lendemain à la première heure pour commencer les répétitions. Les choses sérieuses allaient pouvoir commencer...</text:p>
      <text:p text:style-name="P1">Le chant du coq -ou plutôt de la poule dans son cas- frappa le magicien de plein fouet. Quoi de plus agréable que de se faire traiter de feignasse au réveil, avant même que le soleil ne soit levé ? Erland émit un grognement de vive protestation avant d'écraser son oreiller sur sa tête. Encore cinq minutes. Il entendit les pas de son hôte s'éloigner puis une série de bruits caractéristiques de la réorganisation du décor de fortune élaboré par celle-ci pour leur représentation. Ce n'est que lorsque le son des jurons puis celui d'une porte que l'on claque un peu trop violemment parvinrent à ses oreilles que le garçon décida qu'il était temps de se lever. Lutzi semblait déjà d'une humeur massacrante, pas la peine d'envenimer les choses en traînant au lit.</text:p>
      <text:p text:style-name="Standard"/>
      <text:p text:style-name="Standard">Cela faisait maintenant quelques jours que la jeune femme hébergeait Erland dans son théâtre pour qu'ils puissent travailler sur la pièce qu'ils allaient devoir jouer devant tout un village. Et pour être honnête, ils avançaient plutôt bien. Enfin, aux yeux d'Erland qui essayait de s'investir consciencieusement. Ce dernier apprenait son texte avec application et évitait de -trop- perturber leurs sessions en racontant des conneries. Il était évident cependant que ses talents de comédien n'étaient pas au niveau de ceux de Lutzi, et le garçon à la chevelure argentée avait le désagréable sentiment que ses efforts ne suffisaient pas à ses yeux. Pourtant c'était relativement prévisible étant donné leurs métiers respectifs. Mais il fallait reconnaître qu'avec la charge de mise en scène et de décor elle avait aussi plus de travail que son simple apprentissage de texte.</text:p>
      <text:p text:style-name="Standard"/>
      <text:p text:style-name="Standard">Après s'être extirpé de sa chambre et avoir traîné des pieds jusqu'à la cafetière, Erland servit deux grandes tasses en baillant. Puis il se dirigea vers la porte d'entrée, non sans lâcher au passage une grimace en voyant l'exemplaire de Romane &amp; Julien gésir sur une chaise au milieu de la pièce. Une fois dehors, il n'eut aucun mal à trouver sa collègue du moment, qui s'était adossée à un mur à quelques mètres de là. L'ancien noble la rejoignit et lui tendit la deuxième tasse de café en souriant.</text:p>
      <text:p text:style-name="Standard"/>
      <text:p text:style-name="Standard">-La vache, la tronche ! On a encore passé une bonne nuit à ce que je vois...</text:p>
      <text:p text:style-name="Standard"/>
      <text:p text:style-name="Standard">C'était direct, mais non moins vrai. La comédienne avait une tête de déterrée, des valises sous les yeux et, comme il l'avait déduit des bruits qu'il avait entendus quelques minutes plus tôt, l'air passablement énervée. Elle fumait une cigarette en reprenant visiblement son souffle. Erland sortit son propre paquet -à force de traîner avec Lutzi, il s'était mis à fumer régulièrement aussi- et s'en alluma une à son tour avant de venir s'adosser au mur juste à côté d'elle. Pendant quelques secondes, le silence régna en maître sur les deux acolytes avant qu'Erland ne finisse par le rompre.</text:p>
      <text:p text:style-name="Standard"/>
      <text:p text:style-name="Standard">-On commence quand tu veux. C'est quoi le programme aujourd'hui ? Mais... Tu veux pas aller dormir un peu avant d'y aller ?</text:p>
      <text:p text:style-name="P1">Au moins, l'apparition d'Erland n'avait pas plus contrarié sa collègue de théâtre. Au contraire, Lutzi semblait apprécier la tasse de café qu'il lui avait apportée, et plus généralement sa présence. Le magicien goûtait avec plaisir à ce petit moment de répit. Ils étaient relativement rares ces derniers jours et un peu de calme ne faisait pas de mal, même si le garçon savait que ce répit serait de courte durée. Tout en tirant une bouffée de sa cigarette, il tendit son paquet à la comédienne qui semblait être à court, lui glissant un nouveau sourire au passage. C'était vrai. La cohabitation et la collaboration les avaient rapprochés -ce qui était loin d'être évident lorsque l'on ne se lâche pas pendant des jours. </text:p>
      <text:p text:style-name="Standard"/>
      <text:p text:style-name="Standard">Erland appréciait cette nouvelle complicité. Il n'avait jamais vraiment eu énormément d'amis, et en dehors d'Astrid la seule personne dont il avait jamais été proche était sa petite sœur Tara, avec la suite qu'on connaît à cette histoire. Un vague sourire se perdit sur ses lèvres alors qu'il réalisait que ses seules véritables relations durables avaient toutes été des femmes. Il se demandait avec ironie ce qu'un psychologue dirait à propos de ce constat... En attendant, Lutzi répondit à sa question en lui expliquant que les deux compères allaient se lancer dans un exercice qui se rapprochait déjà d'une espèce de répétition générale. Une fine ligne d'inquiétude rida le front d'Erland alors qu'il songeait avec appréhension à la difficulté de la tâche qui les attendait. Déjà les choses sérieuses ? Heureusement, la promesse d'une récompense sous la forme d'une bière bien fraîche parvint à gonfler sa motivation. L'ancien noble se laissa aller à un petit rire.</text:p>
      <text:p text:style-name="Standard"/>
      <text:p text:style-name="Standard">-Bon bah j'espère que t'as déjà mis les bières au frais parce qu'on va se l'enfiler ce filège !</text:p>
      <text:p text:style-name="Standard"/>
      <text:p text:style-name="Text_20_body">Il retourna alors à l'intérieur du théâtre, commençant les préparatifs de la journée. Erland plaça les quelques décors dont ils disposaient sur la scénette, respectant autant que faire se peut les propositions de mise en scène de Lutzi dont il se souvenait -assez approximativement, certes. Le temps que cette dernière le rejoigne, il enfila également son costume incomplet et se posa dans un fauteuil pour réviser son texte -au dernier moment, ce qui est bien évidemment la meilleure méthode d'apprentissage comme chacun sait. D'autant plus que c'était ridicule. Erland connaissait déjà son texte -en tout cas le début, la période était trop courte pour apprendre une telle pièce en entier. Il avait beau être un branleur doublé d'un idiot fini, le magicien était malgré les apparences loin d'être stupide et il pouvait se souvenir de quelques répliques sans difficultés. Non, ce n'était pas le texte le problème...</text:p>
      <text:p text:style-name="Text_20_body"/>
      <text:p text:style-name="Text_20_body">Lutzi finit par le rejoindre -après la clope qu'il lui avait offerte sans doute- et une fois tout en place, les deux compagnons s'y mirent pour de bon. Le silence s'installa sur la scène pendant quelques secondes avant qu'Erland ne se lance, après une profonde inspiration.</text:p>
      <text:p text:style-name="Text_20_body"/>
      <text:p text:style-name="Text_20_body">Deux familles, égales en noblesse</text:p>
      <text:p text:style-name="Text_20_body">Au centre de la Capitale, en place comme en commérage</text:p>
      <text:p text:style-name="Text_20_body">Se mènent une guerre sans âge,</text:p>
      <text:p text:style-name="Text_20_body">La rancune encore, c'est là où le bas bl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3-18T17:00:06.50</dc:date>
    <meta:editing-duration>P2DT36M6S</meta:editing-duration>
    <meta:editing-cycles>1832</meta:editing-cycles>
    <meta:generator>OpenOffice/4.1.7$Win32 OpenOffice.org_project/417m1$Build-9800</meta:generator>
    <meta:document-statistic meta:table-count="0" meta:image-count="0" meta:object-count="0" meta:page-count="14" meta:paragraph-count="99" meta:word-count="7302" meta:character-count="43258"/>
  </office:meta>
</office:document-meta>
</file>